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officeooo:rsid="000ea122" officeooo:paragraph-rsid="000ea122" style:font-weight-asian="normal" style:font-weight-complex="normal"/>
    </style:style>
    <style:style style:name="P2" style:family="paragraph" style:parent-style-name="Standard">
      <style:text-properties fo:font-weight="normal" officeooo:rsid="00150988" officeooo:paragraph-rsid="00150988" style:font-weight-asian="normal" style:font-weight-complex="normal"/>
    </style:style>
    <style:style style:name="P3" style:family="paragraph" style:parent-style-name="Standard">
      <style:text-properties fo:font-weight="normal" officeooo:rsid="000ea3e3" officeooo:paragraph-rsid="000ea122" style:font-weight-asian="normal" style:font-weight-complex="normal"/>
    </style:style>
    <style:style style:name="P4" style:family="paragraph" style:parent-style-name="Standard">
      <style:text-properties fo:font-weight="normal" officeooo:rsid="00220c9c" officeooo:paragraph-rsid="00220c9c" style:font-weight-asian="normal" style:font-weight-complex="normal"/>
    </style:style>
    <style:style style:name="P5" style:family="paragraph" style:parent-style-name="Standard">
      <style:text-properties fo:font-weight="normal" officeooo:rsid="0026a855" officeooo:paragraph-rsid="0026a855" style:font-weight-asian="normal" style:font-weight-complex="normal"/>
    </style:style>
    <style:style style:name="P6" style:family="paragraph" style:parent-style-name="Standard">
      <style:paragraph-properties fo:text-align="start" style:justify-single-word="false"/>
      <style:text-properties fo:font-weight="normal" officeooo:rsid="0027c3da" officeooo:paragraph-rsid="0027c3da" style:font-weight-asian="normal" style:font-weight-complex="normal"/>
    </style:style>
    <style:style style:name="P7" style:family="paragraph" style:parent-style-name="Standard">
      <style:text-properties fo:font-weight="normal" officeooo:rsid="003d53a2" officeooo:paragraph-rsid="003d53a2" style:font-weight-asian="normal" style:font-weight-complex="normal"/>
    </style:style>
    <style:style style:name="P8" style:family="paragraph" style:parent-style-name="Standard">
      <style:text-properties fo:font-weight="normal" officeooo:rsid="003e7ff9" officeooo:paragraph-rsid="003e7ff9" style:font-weight-asian="normal" style:font-weight-complex="normal"/>
    </style:style>
    <style:style style:name="P9" style:family="paragraph" style:parent-style-name="Standard">
      <style:text-properties fo:font-weight="normal" officeooo:rsid="0011f6cb" officeooo:paragraph-rsid="000ea122" style:font-weight-asian="normal" style:font-weight-complex="normal"/>
    </style:style>
    <style:style style:name="P10" style:family="paragraph" style:parent-style-name="Standard">
      <style:text-properties style:text-underline-style="none" officeooo:rsid="003e7ff9" officeooo:paragraph-rsid="003e7ff9"/>
    </style:style>
    <style:style style:name="P11" style:family="paragraph" style:parent-style-name="Standard">
      <style:text-properties style:text-underline-style="none" officeooo:rsid="003e7ff9" officeooo:paragraph-rsid="006ef2e6"/>
    </style:style>
    <style:style style:name="P12" style:family="paragraph" style:parent-style-name="Standard">
      <style:text-properties style:text-underline-style="none" fo:font-weight="normal" officeooo:rsid="003e7ff9" officeooo:paragraph-rsid="003e7ff9" style:font-weight-asian="normal" style:font-weight-complex="normal"/>
    </style:style>
    <style:style style:name="P13" style:family="paragraph" style:parent-style-name="Standard">
      <style:text-properties style:text-underline-style="none" fo:font-weight="normal" officeooo:rsid="003e7ff9" officeooo:paragraph-rsid="003f3f7e" style:font-weight-asian="normal" style:font-weight-complex="normal"/>
    </style:style>
    <style:style style:name="P14" style:family="paragraph" style:parent-style-name="Standard">
      <style:text-properties style:text-underline-style="none" fo:font-weight="normal" officeooo:rsid="00423708" officeooo:paragraph-rsid="00423708" style:font-weight-asian="normal" style:font-weight-complex="normal"/>
    </style:style>
    <style:style style:name="P15" style:family="paragraph" style:parent-style-name="Standard">
      <style:text-properties style:text-underline-style="none" fo:font-weight="normal" officeooo:rsid="004e0ccf" officeooo:paragraph-rsid="004e0ccf" style:font-weight-asian="normal" style:font-weight-complex="normal"/>
    </style:style>
    <style:style style:name="P16" style:family="paragraph" style:parent-style-name="Standard">
      <style:text-properties style:text-underline-style="none" fo:font-weight="normal" officeooo:rsid="004c0cf8" officeooo:paragraph-rsid="004c0cf8" style:font-weight-asian="normal" style:font-weight-complex="normal"/>
    </style:style>
    <style:style style:name="P17" style:family="paragraph" style:parent-style-name="Standard">
      <style:text-properties style:text-underline-style="none" fo:font-weight="normal" officeooo:rsid="004b90a8" officeooo:paragraph-rsid="004b90a8" style:font-weight-asian="normal" style:font-weight-complex="normal"/>
    </style:style>
    <style:style style:name="P18" style:family="paragraph" style:parent-style-name="Standard">
      <style:text-properties style:text-underline-style="none" fo:font-weight="normal" officeooo:rsid="004b90a8" officeooo:paragraph-rsid="004c0cf8" style:font-weight-asian="normal" style:font-weight-complex="normal"/>
    </style:style>
    <style:style style:name="P19" style:family="paragraph" style:parent-style-name="Standard">
      <style:text-properties style:text-underline-style="none" fo:font-weight="normal" officeooo:rsid="0047d7e4" officeooo:paragraph-rsid="0047d7e4" style:font-weight-asian="normal" style:font-weight-complex="normal"/>
    </style:style>
    <style:style style:name="P20" style:family="paragraph" style:parent-style-name="Standard">
      <style:text-properties style:text-underline-style="none" fo:font-weight="normal" officeooo:rsid="00467c75" officeooo:paragraph-rsid="00467c75" style:font-weight-asian="normal" style:font-weight-complex="normal"/>
    </style:style>
    <style:style style:name="P21" style:family="paragraph" style:parent-style-name="Standard">
      <style:text-properties style:text-underline-style="none" fo:font-weight="normal" officeooo:rsid="0086b58c" officeooo:paragraph-rsid="0086b58c" style:font-weight-asian="normal" style:font-weight-complex="normal"/>
    </style:style>
    <style:style style:name="P22" style:family="paragraph" style:parent-style-name="Standard">
      <style:text-properties style:text-underline-style="none" fo:font-weight="normal" officeooo:rsid="00886a6e" officeooo:paragraph-rsid="00886a6e" style:font-weight-asian="normal" style:font-weight-complex="normal"/>
    </style:style>
    <style:style style:name="P23" style:family="paragraph" style:parent-style-name="Standard">
      <style:text-properties style:text-underline-style="none" fo:font-weight="normal" officeooo:rsid="003f3f7e" officeooo:paragraph-rsid="003f3f7e" style:font-weight-asian="normal" style:font-weight-complex="normal"/>
    </style:style>
    <style:style style:name="P24" style:family="paragraph" style:parent-style-name="Standard">
      <style:text-properties style:text-underline-style="none" fo:font-weight="normal" officeooo:rsid="008c54a0" officeooo:paragraph-rsid="008c54a0" style:font-weight-asian="normal" style:font-weight-complex="normal"/>
    </style:style>
    <style:style style:name="P25" style:family="paragraph" style:parent-style-name="Standard">
      <style:text-properties style:text-underline-style="none" fo:font-weight="normal" officeooo:rsid="008e2027" officeooo:paragraph-rsid="008e2027" style:font-weight-asian="normal" style:font-weight-complex="normal"/>
    </style:style>
    <style:style style:name="P26" style:family="paragraph" style:parent-style-name="Standard">
      <style:text-properties style:text-underline-style="none" fo:font-weight="normal" officeooo:rsid="0098a1b0" officeooo:paragraph-rsid="0098a1b0" style:font-weight-asian="normal" style:font-weight-complex="normal"/>
    </style:style>
    <style:style style:name="P27" style:family="paragraph" style:parent-style-name="Standard">
      <style:text-properties style:text-underline-style="none" fo:font-weight="normal" officeooo:rsid="009ab5b7" officeooo:paragraph-rsid="009ab5b7" style:font-weight-asian="normal" style:font-weight-complex="normal"/>
    </style:style>
    <style:style style:name="P28" style:family="paragraph" style:parent-style-name="Standard">
      <style:text-properties style:text-underline-style="none" fo:font-weight="normal" officeooo:rsid="0090c88d" officeooo:paragraph-rsid="0090c88d" style:font-weight-asian="normal" style:font-weight-complex="normal"/>
    </style:style>
    <style:style style:name="P29" style:family="paragraph" style:parent-style-name="Standard">
      <style:text-properties style:text-underline-style="none" fo:font-weight="normal" officeooo:rsid="0090c88d" officeooo:paragraph-rsid="009ee4c9" style:font-weight-asian="normal" style:font-weight-complex="normal"/>
    </style:style>
    <style:style style:name="P30" style:family="paragraph" style:parent-style-name="Standard">
      <style:text-properties style:text-underline-style="none" fo:font-weight="normal" officeooo:rsid="009cbd43" officeooo:paragraph-rsid="009cbd43" style:font-weight-asian="normal" style:font-weight-complex="normal"/>
    </style:style>
    <style:style style:name="P31" style:family="paragraph" style:parent-style-name="Standard">
      <style:text-properties style:text-underline-style="none" fo:font-weight="normal" officeooo:rsid="00a1683d" officeooo:paragraph-rsid="00a1683d" style:font-weight-asian="normal" style:font-weight-complex="normal"/>
    </style:style>
    <style:style style:name="P32" style:family="paragraph" style:parent-style-name="Standard">
      <style:text-properties style:text-underline-style="none" fo:font-weight="normal" officeooo:rsid="00a373f2" officeooo:paragraph-rsid="00a373f2" style:font-weight-asian="normal" style:font-weight-complex="normal"/>
    </style:style>
    <style:style style:name="P33" style:family="paragraph" style:parent-style-name="Standard">
      <style:text-properties style:text-underline-style="none" officeooo:rsid="0063e653" officeooo:paragraph-rsid="0063e653"/>
    </style:style>
    <style:style style:name="P34" style:family="paragraph" style:parent-style-name="Standard">
      <style:text-properties style:text-underline-style="none" officeooo:rsid="007226c8" officeooo:paragraph-rsid="007226c8"/>
    </style:style>
    <style:style style:name="P35" style:family="paragraph" style:parent-style-name="Standard">
      <style:text-properties fo:font-weight="bold" officeooo:rsid="000319f9" officeooo:paragraph-rsid="000319f9" style:font-weight-asian="bold" style:font-weight-complex="bold"/>
    </style:style>
    <style:style style:name="P36" style:family="paragraph" style:parent-style-name="Standard">
      <style:text-properties fo:font-weight="bold" officeooo:rsid="0007a0c8" officeooo:paragraph-rsid="0007a0c8" style:font-weight-asian="bold" style:font-weight-complex="bold"/>
    </style:style>
    <style:style style:name="P37" style:family="paragraph" style:parent-style-name="Standard">
      <style:text-properties fo:font-weight="bold" officeooo:rsid="0007a0c8" officeooo:paragraph-rsid="000319f9" style:font-weight-asian="bold" style:font-weight-complex="bold"/>
    </style:style>
    <style:style style:name="P38" style:family="paragraph" style:parent-style-name="Standard">
      <style:text-properties fo:font-weight="bold" officeooo:rsid="000b431c" officeooo:paragraph-rsid="000b431c" style:font-weight-asian="bold" style:font-weight-complex="bold"/>
    </style:style>
    <style:style style:name="P39" style:family="paragraph" style:parent-style-name="Standard">
      <style:text-properties fo:font-weight="bold" officeooo:rsid="000ea122" officeooo:paragraph-rsid="000ea122" style:font-weight-asian="bold" style:font-weight-complex="bold"/>
    </style:style>
    <style:style style:name="P40" style:family="paragraph" style:parent-style-name="Standard">
      <style:text-properties fo:font-weight="bold" officeooo:rsid="00150988" officeooo:paragraph-rsid="00150988" style:font-weight-asian="bold" style:font-weight-complex="bold"/>
    </style:style>
    <style:style style:name="P41" style:family="paragraph" style:parent-style-name="Standard">
      <style:text-properties fo:font-weight="bold" officeooo:rsid="00150988" officeooo:paragraph-rsid="0021de3b" style:font-weight-asian="bold" style:font-weight-complex="bold"/>
    </style:style>
    <style:style style:name="P42" style:family="paragraph" style:parent-style-name="Standard">
      <style:text-properties fo:font-weight="bold" officeooo:rsid="0017926f" officeooo:paragraph-rsid="00150988" style:font-weight-asian="bold" style:font-weight-complex="bold"/>
    </style:style>
    <style:style style:name="P43" style:family="paragraph" style:parent-style-name="Standard">
      <style:paragraph-properties fo:text-align="start" style:justify-single-word="false"/>
      <style:text-properties fo:font-weight="bold" officeooo:rsid="0027c3da" officeooo:paragraph-rsid="0027c3da" style:font-weight-asian="bold" style:font-weight-complex="bold"/>
    </style:style>
    <style:style style:name="P44" style:family="paragraph" style:parent-style-name="Standard">
      <style:text-properties fo:font-weight="bold" officeooo:rsid="00299da5" officeooo:paragraph-rsid="00299da5" style:font-weight-asian="bold" style:font-weight-complex="bold"/>
    </style:style>
    <style:style style:name="P45" style:family="paragraph" style:parent-style-name="Standard">
      <style:text-properties fo:font-weight="bold" officeooo:rsid="002f93a7" officeooo:paragraph-rsid="002f93a7" style:font-weight-asian="bold" style:font-weight-complex="bold"/>
    </style:style>
    <style:style style:name="P46" style:family="paragraph" style:parent-style-name="Standard">
      <style:text-properties officeooo:rsid="00597337" officeooo:paragraph-rsid="00597337"/>
    </style:style>
    <style:style style:name="P47" style:family="paragraph" style:parent-style-name="Standard">
      <style:paragraph-properties fo:text-align="start" style:justify-single-word="false"/>
      <style:text-properties officeooo:rsid="000319f9" officeooo:paragraph-rsid="000319f9"/>
    </style:style>
    <style:style style:name="P48" style:family="paragraph" style:parent-style-name="Standard">
      <style:paragraph-properties fo:text-align="center" style:justify-single-word="false"/>
      <style:text-properties officeooo:rsid="000319f9" officeooo:paragraph-rsid="000319f9"/>
    </style:style>
    <style:style style:name="P49" style:family="paragraph" style:parent-style-name="Standard">
      <style:text-properties officeooo:rsid="000319f9" officeooo:paragraph-rsid="000ea122"/>
    </style:style>
    <style:style style:name="P50" style:family="paragraph" style:parent-style-name="Standard">
      <style:text-properties officeooo:rsid="000319f9" officeooo:paragraph-rsid="000319f9"/>
    </style:style>
    <style:style style:name="P51" style:family="paragraph" style:parent-style-name="Standard">
      <style:text-properties officeooo:rsid="000ea122" officeooo:paragraph-rsid="000ea122"/>
    </style:style>
    <style:style style:name="P52" style:family="paragraph" style:parent-style-name="Standard">
      <style:text-properties style:text-underline-style="solid" style:text-underline-width="auto" style:text-underline-color="font-color" officeooo:rsid="007a7de0" officeooo:paragraph-rsid="007a7de0"/>
    </style:style>
    <style:style style:name="P53" style:family="paragraph" style:parent-style-name="Standard">
      <style:text-properties style:text-underline-style="solid" style:text-underline-width="auto" style:text-underline-color="font-color" fo:font-weight="normal" officeooo:rsid="0083bea0" officeooo:paragraph-rsid="0083bea0" style:font-weight-asian="normal" style:font-weight-complex="normal"/>
    </style:style>
    <style:style style:name="P54" style:family="paragraph" style:parent-style-name="Standard">
      <style:text-properties style:text-underline-style="solid" style:text-underline-width="auto" style:text-underline-color="font-color" fo:font-weight="normal" officeooo:rsid="000b431c" officeooo:paragraph-rsid="000b431c" style:font-weight-asian="normal" style:font-weight-complex="normal"/>
    </style:style>
    <style:style style:name="P55" style:family="paragraph" style:parent-style-name="Standard">
      <style:text-properties style:text-underline-style="solid" style:text-underline-width="auto" style:text-underline-color="font-color" fo:font-weight="normal" officeooo:rsid="000ea122" officeooo:paragraph-rsid="000ea122" style:font-weight-asian="normal" style:font-weight-complex="normal"/>
    </style:style>
    <style:style style:name="P56" style:family="paragraph" style:parent-style-name="Standard">
      <style:text-properties style:text-underline-style="solid" style:text-underline-width="auto" style:text-underline-color="font-color" fo:font-weight="normal" officeooo:rsid="00150988" officeooo:paragraph-rsid="0021de3b" style:font-weight-asian="normal" style:font-weight-complex="normal"/>
    </style:style>
    <style:style style:name="P57" style:family="paragraph" style:parent-style-name="Standard">
      <style:paragraph-properties fo:text-align="start" style:justify-single-word="false"/>
      <style:text-properties style:text-underline-style="solid" style:text-underline-width="auto" style:text-underline-color="font-color" fo:font-weight="normal" officeooo:rsid="0027c3da" officeooo:paragraph-rsid="0027c3da" style:font-weight-asian="normal" style:font-weight-complex="normal"/>
    </style:style>
    <style:style style:name="P58" style:family="paragraph" style:parent-style-name="Standard">
      <style:text-properties style:text-underline-style="solid" style:text-underline-width="auto" style:text-underline-color="font-color" fo:font-weight="normal" officeooo:rsid="002f6869" officeooo:paragraph-rsid="002f6869" style:font-weight-asian="normal" style:font-weight-complex="normal"/>
    </style:style>
    <style:style style:name="P59" style:family="paragraph" style:parent-style-name="Standard">
      <style:text-properties style:text-underline-style="solid" style:text-underline-width="auto" style:text-underline-color="font-color" fo:font-weight="normal" officeooo:rsid="003d53a2" officeooo:paragraph-rsid="003d53a2" style:font-weight-asian="normal" style:font-weight-complex="normal"/>
    </style:style>
    <style:style style:name="P60" style:family="paragraph" style:parent-style-name="Standard">
      <style:text-properties style:text-underline-style="solid" style:text-underline-width="auto" style:text-underline-color="font-color" fo:font-weight="normal" officeooo:rsid="003e7ff9" officeooo:paragraph-rsid="003e7ff9" style:font-weight-asian="normal" style:font-weight-complex="normal"/>
    </style:style>
    <style:style style:name="P61" style:family="paragraph" style:parent-style-name="Standard">
      <style:text-properties style:text-underline-style="solid" style:text-underline-width="auto" style:text-underline-color="font-color" fo:font-weight="normal" officeooo:rsid="00423708" officeooo:paragraph-rsid="00423708" style:font-weight-asian="normal" style:font-weight-complex="normal"/>
    </style:style>
    <style:style style:name="P62" style:family="paragraph" style:parent-style-name="Standard">
      <style:text-properties style:text-underline-style="solid" style:text-underline-width="auto" style:text-underline-color="font-color" fo:font-weight="normal" officeooo:rsid="00467c75" officeooo:paragraph-rsid="00467c75" style:font-weight-asian="normal" style:font-weight-complex="normal"/>
    </style:style>
    <style:style style:name="P63" style:family="paragraph" style:parent-style-name="Standard">
      <style:text-properties style:text-underline-style="solid" style:text-underline-width="auto" style:text-underline-color="font-color" fo:font-weight="normal" officeooo:rsid="004e0ccf" officeooo:paragraph-rsid="004e0ccf" style:font-weight-asian="normal" style:font-weight-complex="normal"/>
    </style:style>
    <style:style style:name="P64" style:family="paragraph" style:parent-style-name="Standard">
      <style:text-properties style:text-underline-style="solid" style:text-underline-width="auto" style:text-underline-color="font-color" fo:font-weight="normal" officeooo:rsid="008c54a0" officeooo:paragraph-rsid="008c54a0"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08e2027" officeooo:paragraph-rsid="008e2027" style:font-weight-asian="normal" style:font-weight-complex="normal"/>
    </style:style>
    <style:style style:name="P66" style:family="paragraph" style:parent-style-name="Standard">
      <style:text-properties style:text-underline-style="solid" style:text-underline-width="auto" style:text-underline-color="font-color" fo:font-weight="normal" officeooo:rsid="008e2027" officeooo:paragraph-rsid="0096ca7b" style:font-weight-asian="normal" style:font-weight-complex="normal"/>
    </style:style>
    <style:style style:name="P67" style:family="paragraph" style:parent-style-name="Standard">
      <style:text-properties style:text-underline-style="solid" style:text-underline-width="auto" style:text-underline-color="font-color" fo:font-weight="normal" officeooo:rsid="0090c88d" officeooo:paragraph-rsid="0090c88d" style:font-weight-asian="normal" style:font-weight-complex="normal"/>
    </style:style>
    <style:style style:name="P68" style:family="paragraph" style:parent-style-name="Standard">
      <style:text-properties style:text-underline-style="solid" style:text-underline-width="auto" style:text-underline-color="font-color" fo:font-weight="normal" officeooo:rsid="0090c88d" officeooo:paragraph-rsid="00950a0e" style:font-weight-asian="normal" style:font-weight-complex="normal"/>
    </style:style>
    <style:style style:name="P69" style:family="paragraph" style:parent-style-name="Standard">
      <style:text-properties style:text-underline-style="solid" style:text-underline-width="auto" style:text-underline-color="font-color" officeooo:rsid="002f6869" officeooo:paragraph-rsid="002f6869"/>
    </style:style>
    <style:style style:name="P70" style:family="paragraph" style:parent-style-name="Standard">
      <style:text-properties style:text-underline-style="solid" style:text-underline-width="auto" style:text-underline-color="font-color" officeooo:rsid="003e7ff9" officeooo:paragraph-rsid="000319f9"/>
    </style:style>
    <style:style style:name="P71" style:family="paragraph" style:parent-style-name="Standard">
      <style:text-properties style:text-underline-style="solid" style:text-underline-width="auto" style:text-underline-color="font-color" officeooo:rsid="003e7ff9" officeooo:paragraph-rsid="003e7ff9"/>
    </style:style>
    <style:style style:name="P72" style:family="paragraph" style:parent-style-name="Standard">
      <style:text-properties style:text-underline-style="solid" style:text-underline-width="auto" style:text-underline-color="font-color" officeooo:rsid="000319f9" officeooo:paragraph-rsid="000319f9"/>
    </style:style>
    <style:style style:name="P73" style:family="paragraph" style:parent-style-name="Standard">
      <style:text-properties officeooo:rsid="000aa635" officeooo:paragraph-rsid="000aa635"/>
    </style:style>
    <style:style style:name="P74" style:family="paragraph" style:parent-style-name="Standard">
      <style:text-properties fo:font-style="normal" style:text-underline-style="solid" style:text-underline-width="auto" style:text-underline-color="font-color" fo:font-weight="normal" officeooo:rsid="00150988" officeooo:paragraph-rsid="00150988" style:font-style-asian="normal" style:font-weight-asian="normal" style:font-style-complex="normal" style:font-weight-complex="normal"/>
    </style:style>
    <style:style style:name="P75" style:family="paragraph" style:parent-style-name="Standard">
      <style:text-properties officeooo:rsid="002f6869" officeooo:paragraph-rsid="002f6869"/>
    </style:style>
    <style:style style:name="P76" style:family="paragraph" style:parent-style-name="Standard">
      <style:text-properties officeooo:rsid="00306744" officeooo:paragraph-rsid="00306744"/>
    </style:style>
    <style:style style:name="P77" style:family="paragraph" style:parent-style-name="Standard">
      <style:text-properties fo:font-size="14pt" style:text-underline-style="solid" style:text-underline-width="auto" style:text-underline-color="font-color" fo:font-weight="bold" officeooo:rsid="000319f9" officeooo:paragraph-rsid="000319f9" style:font-size-asian="14pt" style:font-weight-asian="bold" style:font-size-complex="14pt" style:font-weight-complex="bold"/>
    </style:style>
    <style:style style:name="P78" style:family="paragraph" style:parent-style-name="Standard">
      <style:paragraph-properties fo:text-align="start" style:justify-single-word="false"/>
      <style:text-properties fo:font-size="14pt" style:text-underline-style="solid" style:text-underline-width="auto" style:text-underline-color="font-color" fo:font-weight="bold" officeooo:rsid="000319f9" officeooo:paragraph-rsid="000319f9" style:font-size-asian="14pt" style:font-weight-asian="bold" style:font-size-complex="14pt" style:font-weight-complex="bold"/>
    </style:style>
    <style:style style:name="P79" style:family="paragraph" style:parent-style-name="Standard">
      <style:text-properties officeooo:rsid="00494243" officeooo:paragraph-rsid="00494243"/>
    </style:style>
    <style:style style:name="P80" style:family="paragraph" style:parent-style-name="Standard">
      <style:text-properties officeooo:rsid="0058653a" officeooo:paragraph-rsid="0058653a"/>
    </style:style>
    <style:style style:name="P81" style:family="paragraph" style:parent-style-name="Standard">
      <style:text-properties officeooo:rsid="00589a7a" officeooo:paragraph-rsid="00589a7a"/>
    </style:style>
    <style:style style:name="P82" style:family="paragraph" style:parent-style-name="Table_20_Contents">
      <style:paragraph-properties fo:text-align="start" style:justify-single-word="false"/>
      <style:text-properties officeooo:rsid="000319f9" officeooo:paragraph-rsid="000319f9"/>
    </style:style>
    <style:style style:name="P83" style:family="paragraph" style:parent-style-name="Table_20_Contents">
      <style:paragraph-properties fo:text-align="start" style:justify-single-word="false"/>
      <style:text-properties officeooo:rsid="00299da5" officeooo:paragraph-rsid="00299da5"/>
    </style:style>
    <style:style style:name="P84" style:family="paragraph" style:parent-style-name="Table_20_Contents">
      <style:paragraph-properties fo:text-align="start" style:justify-single-word="false"/>
      <style:text-properties officeooo:rsid="00299da5" officeooo:paragraph-rsid="002d7ff5"/>
    </style:style>
    <style:style style:name="P85" style:family="paragraph" style:parent-style-name="Table_20_Contents">
      <style:paragraph-properties fo:text-align="start" style:justify-single-word="false"/>
      <style:text-properties officeooo:rsid="002d7ff5" officeooo:paragraph-rsid="002d7ff5"/>
    </style:style>
    <style:style style:name="P86" style:family="paragraph" style:parent-style-name="Table_20_Contents">
      <style:paragraph-properties fo:text-align="start" style:justify-single-word="false"/>
      <style:text-properties officeooo:rsid="003caa36" officeooo:paragraph-rsid="003caa36"/>
    </style:style>
    <style:style style:name="P87" style:family="paragraph" style:parent-style-name="Table_20_Contents">
      <style:paragraph-properties fo:text-align="start" style:justify-single-word="false"/>
      <style:text-properties officeooo:rsid="0056a49b" officeooo:paragraph-rsid="0056a49b"/>
    </style:style>
    <style:style style:name="P88" style:family="paragraph" style:parent-style-name="Table_20_Contents">
      <style:paragraph-properties fo:text-align="start" style:justify-single-word="false"/>
    </style:style>
    <style:style style:name="P89" style:family="paragraph" style:parent-style-name="Standard" style:list-style-name="L1">
      <style:text-properties fo:font-weight="normal" officeooo:rsid="000ea122" officeooo:paragraph-rsid="000ea122" style:font-weight-asian="normal" style:font-weight-complex="normal"/>
    </style:style>
    <style:style style:name="P90" style:family="paragraph" style:parent-style-name="Standard" style:list-style-name="L2">
      <style:text-properties fo:font-weight="normal" officeooo:rsid="000ea122" officeooo:paragraph-rsid="000ea122" style:font-weight-asian="normal" style:font-weight-complex="normal"/>
    </style:style>
    <style:style style:name="P91" style:family="paragraph" style:parent-style-name="Standard" style:list-style-name="L3">
      <style:text-properties fo:font-weight="normal" officeooo:rsid="00150988" officeooo:paragraph-rsid="00150988" style:font-weight-asian="normal" style:font-weight-complex="normal"/>
    </style:style>
    <style:style style:name="P92" style:family="paragraph" style:parent-style-name="Standard" style:list-style-name="L4">
      <style:text-properties style:text-underline-style="none" officeooo:rsid="003e7ff9" officeooo:paragraph-rsid="003e7ff9"/>
    </style:style>
    <style:style style:name="P93" style:family="paragraph" style:parent-style-name="Standard" style:list-style-name="L5">
      <style:text-properties style:text-underline-style="none" fo:font-weight="normal" officeooo:rsid="003e7ff9" officeooo:paragraph-rsid="003e7ff9" style:font-weight-asian="normal" style:font-weight-complex="normal"/>
    </style:style>
    <style:style style:name="P94" style:family="paragraph" style:parent-style-name="Standard" style:list-style-name="L6">
      <style:text-properties style:text-underline-style="none" fo:font-weight="normal" officeooo:rsid="00423708" officeooo:paragraph-rsid="00423708" style:font-weight-asian="normal" style:font-weight-complex="normal"/>
    </style:style>
    <style:style style:name="P95" style:family="paragraph" style:parent-style-name="Standard" style:list-style-name="L7">
      <style:text-properties style:text-underline-style="none" fo:font-weight="normal" officeooo:rsid="004e0ccf" officeooo:paragraph-rsid="004e0ccf" style:font-weight-asian="normal" style:font-weight-complex="normal"/>
    </style:style>
    <style:style style:name="P96" style:family="paragraph" style:parent-style-name="Standard" style:list-style-name="L6">
      <style:text-properties officeooo:rsid="00423708" officeooo:paragraph-rsid="00423708"/>
    </style:style>
    <style:style style:name="P97" style:family="paragraph" style:parent-style-name="Table_20_Contents">
      <style:paragraph-properties fo:text-align="start" style:justify-single-word="false"/>
      <style:text-properties officeooo:rsid="00b2fbed" officeooo:paragraph-rsid="00b2fbed"/>
    </style:style>
    <style:style style:name="T1" style:family="text">
      <style:text-properties fo:font-size="15pt" style:font-size-asian="15pt" style:font-size-complex="15pt"/>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officeooo:rsid="000b431c"/>
    </style:style>
    <style:style style:name="T4" style:family="text">
      <style:text-properties officeooo:rsid="000cd1c1"/>
    </style:style>
    <style:style style:name="T5" style:family="text">
      <style:text-properties fo:font-weight="normal" style:font-weight-asian="normal" style:font-weight-complex="normal"/>
    </style:style>
    <style:style style:name="T6" style:family="text">
      <style:text-properties fo:font-weight="normal" officeooo:rsid="000ea3e3" style:font-weight-asian="normal" style:font-weight-complex="normal"/>
    </style:style>
    <style:style style:name="T7" style:family="text">
      <style:text-properties officeooo:rsid="0011f6cb"/>
    </style:style>
    <style:style style:name="T8" style:family="text">
      <style:text-properties officeooo:rsid="0021de3b"/>
    </style:style>
    <style:style style:name="T9" style:family="text">
      <style:text-properties officeooo:rsid="0028c3bc"/>
    </style:style>
    <style:style style:name="T10" style:family="text">
      <style:text-properties officeooo:rsid="002d7ff5"/>
    </style:style>
    <style:style style:name="T11" style:family="text">
      <style:text-properties officeooo:rsid="003d53a2"/>
    </style:style>
    <style:style style:name="T12" style:family="text">
      <style:text-properties officeooo:rsid="003e7ff9"/>
    </style:style>
    <style:style style:name="T13" style:family="text">
      <style:text-properties officeooo:rsid="003f3f7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766e8d" style:font-weight-asian="normal" style:font-weight-complex="normal"/>
    </style:style>
    <style:style style:name="T16" style:family="text">
      <style:text-properties style:text-underline-style="none" fo:font-weight="normal" officeooo:rsid="0077a7cf" style:font-weight-asian="normal" style:font-weight-complex="normal"/>
    </style:style>
    <style:style style:name="T17" style:family="text">
      <style:text-properties officeooo:rsid="00406a88"/>
    </style:style>
    <style:style style:name="T18" style:family="text">
      <style:text-properties officeooo:rsid="0043d697"/>
    </style:style>
    <style:style style:name="T19" style:family="text">
      <style:text-properties officeooo:rsid="0047d7e4"/>
    </style:style>
    <style:style style:name="T20" style:family="text">
      <style:text-properties officeooo:rsid="00494243"/>
    </style:style>
    <style:style style:name="T21" style:family="text">
      <style:text-properties officeooo:rsid="00500bb9"/>
    </style:style>
    <style:style style:name="T22" style:family="text">
      <style:text-properties officeooo:rsid="00535709"/>
    </style:style>
    <style:style style:name="T23" style:family="text">
      <style:text-properties officeooo:rsid="0053f7d8"/>
    </style:style>
    <style:style style:name="T24" style:family="text">
      <style:text-properties officeooo:rsid="00554dac"/>
    </style:style>
    <style:style style:name="T25" style:family="text">
      <style:text-properties fo:font-size="13pt" fo:font-weight="bold" style:font-size-asian="13pt" style:font-weight-asian="bold" style:font-size-complex="13pt" style:font-weight-complex="bold"/>
    </style:style>
    <style:style style:name="T26" style:family="text">
      <style:text-properties officeooo:rsid="005db41d"/>
    </style:style>
    <style:style style:name="T27" style:family="text">
      <style:text-properties officeooo:rsid="005e439f"/>
    </style:style>
    <style:style style:name="T28" style:family="text">
      <style:text-properties officeooo:rsid="005ed7bb"/>
    </style:style>
    <style:style style:name="T29" style:family="text">
      <style:text-properties officeooo:rsid="00625ee0"/>
    </style:style>
    <style:style style:name="T30" style:family="text">
      <style:text-properties officeooo:rsid="00649ce1"/>
    </style:style>
    <style:style style:name="T31" style:family="text">
      <style:text-properties officeooo:rsid="0066965f"/>
    </style:style>
    <style:style style:name="T32" style:family="text">
      <style:text-properties officeooo:rsid="006773c9"/>
    </style:style>
    <style:style style:name="T33" style:family="text">
      <style:text-properties officeooo:rsid="006c44de"/>
    </style:style>
    <style:style style:name="T34" style:family="text">
      <style:text-properties officeooo:rsid="00763ce2"/>
    </style:style>
    <style:style style:name="T35" style:family="text">
      <style:text-properties officeooo:rsid="007c5c22"/>
    </style:style>
    <style:style style:name="T36" style:family="text">
      <style:text-properties officeooo:rsid="007e4f29"/>
    </style:style>
    <style:style style:name="T37" style:family="text">
      <style:text-properties officeooo:rsid="008214b6"/>
    </style:style>
    <style:style style:name="T38" style:family="text">
      <style:text-properties officeooo:rsid="00886a6e"/>
    </style:style>
    <style:style style:name="T39" style:family="text">
      <style:text-properties officeooo:rsid="008ff8d8"/>
    </style:style>
    <style:style style:name="T40" style:family="text">
      <style:text-properties officeooo:rsid="00917c7c"/>
    </style:style>
    <style:style style:name="T41" style:family="text">
      <style:text-properties officeooo:rsid="0096ca7b"/>
    </style:style>
    <style:style style:name="T42" style:family="text">
      <style:text-properties officeooo:rsid="0099615e"/>
    </style:style>
    <style:style style:name="T43" style:family="text">
      <style:text-properties officeooo:rsid="0099d974"/>
    </style:style>
    <style:style style:name="T44" style:family="text">
      <style:text-properties officeooo:rsid="009c860b"/>
    </style:style>
    <style:style style:name="T45" style:family="text">
      <style:text-properties officeooo:rsid="009cbd43"/>
    </style:style>
    <style:style style:name="T46" style:family="text">
      <style:text-properties officeooo:rsid="009fe7af"/>
    </style:style>
    <style:style style:name="T47" style:family="text">
      <style:text-properties officeooo:rsid="00a4963a"/>
    </style:style>
    <style:style style:name="T48" style:family="text">
      <style:text-properties officeooo:rsid="00a9ff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tab/><text:tab/><text:line-break/><text:span text:style-name="T1">SRD : White House Defense</text:span></text:p>
      <text:p text:style-name="P47"><text:line-break/></text:p>
      <text:p text:style-name="P47"/>
      <table:table table:name="Table1" table:style-name="Table1">
        <table:table-column table:style-name="Table1.A"/>
        <table:table-column table:style-name="Table1.B" table:number-columns-repeated="3"/>
        <table:table-row>
          <table:table-cell table:style-name="Table1.A1" office:value-type="string">
            <text:p text:style-name="P82"><text:span text:style-name="T10">Numéro</text:span> de version</text:p>
          </table:table-cell>
          <table:table-cell table:style-name="Table1.A1" office:value-type="string">
            <text:p text:style-name="P82">Nom</text:p>
          </table:table-cell>
          <table:table-cell table:style-name="Table1.A1" office:value-type="string">
            <text:p text:style-name="P82">Modifications</text:p>
          </table:table-cell>
          <table:table-cell table:style-name="Table1.D1" office:value-type="string">
            <text:p text:style-name="P82">Date</text:p>
          </table:table-cell>
        </table:table-row>
        <table:table-row>
          <table:table-cell table:style-name="Table1.A2" office:value-type="string">
            <text:p text:style-name="P83">0.1</text:p>
          </table:table-cell>
          <table:table-cell table:style-name="Table1.A2" office:value-type="string">
            <text:p text:style-name="P84">Dav<text:span text:style-name="T10">id Engelman/</text:span></text:p>
            <text:p text:style-name="P85">Benjamin Engelman</text:p>
          </table:table-cell>
          <table:table-cell table:style-name="Table1.A2" office:value-type="string">
            <text:p text:style-name="P83">Besoins utilisateur </text:p>
          </table:table-cell>
          <table:table-cell table:style-name="Table1.D2" office:value-type="string">
            <text:p text:style-name="P83">3/12/16</text:p>
          </table:table-cell>
        </table:table-row>
        <table:table-row>
          <table:table-cell table:style-name="Table1.A2" office:value-type="string">
            <text:p text:style-name="P86">0.2</text:p>
          </table:table-cell>
          <table:table-cell table:style-name="Table1.A2" office:value-type="string">
            <text:p text:style-name="P86">Gregory Bonaert</text:p>
          </table:table-cell>
          <table:table-cell table:style-name="Table1.A2" office:value-type="string">
            <text:p text:style-name="P86">Besoins systeme</text:p>
          </table:table-cell>
          <table:table-cell table:style-name="Table1.D2" office:value-type="string">
            <text:p text:style-name="P86">4/12/16</text:p>
          </table:table-cell>
        </table:table-row>
        <table:table-row>
          <table:table-cell table:style-name="Table1.A2" office:value-type="string">
            <text:p text:style-name="P87">0.3</text:p>
          </table:table-cell>
          <table:table-cell table:style-name="Table1.A2" office:value-type="string">
            <text:p text:style-name="P87">David Engelman</text:p>
          </table:table-cell>
          <table:table-cell table:style-name="Table1.A2" office:value-type="string">
            <text:p text:style-name="P87">Gestion pnj + gestion argent</text:p>
          </table:table-cell>
          <table:table-cell table:style-name="Table1.D2" office:value-type="string">
            <text:p text:style-name="P87">4/12/16</text:p>
          </table:table-cell>
        </table:table-row>
        <table:table-row>
          <table:table-cell table:style-name="Table1.A2" office:value-type="string">
            <text:p text:style-name="P97">0.4</text:p>
          </table:table-cell>
          <table:table-cell table:style-name="Table1.A2" office:value-type="string">
            <text:p text:style-name="P97">Benjamin Engelman</text:p>
          </table:table-cell>
          <table:table-cell table:style-name="Table1.A2" office:value-type="string">
            <text:p text:style-name="P97">Gestion fin de partie et score</text:p>
          </table:table-cell>
          <table:table-cell table:style-name="Table1.D2" office:value-type="string">
            <text:p text:style-name="P97">8/12/16</text:p>
          </table:table-cell>
        </table:table-row>
        <table:table-row>
          <table:table-cell table:style-name="Table1.A2" office:value-type="string">
            <text:p text:style-name="P88"/>
          </table:table-cell>
          <table:table-cell table:style-name="Table1.A2" office:value-type="string">
            <text:p text:style-name="P88"/>
          </table:table-cell>
          <table:table-cell table:style-name="Table1.A2" office:value-type="string">
            <text:p text:style-name="P88"/>
          </table:table-cell>
          <table:table-cell table:style-name="Table1.D2" office:value-type="string">
            <text:p text:style-name="P88"/>
          </table:table-cell>
        </table:table-row>
      </table:table>
      <text:p text:style-name="P47"><text:line-break/><text:span text:style-name="T2">Besoins utilisateur:</text:span></text:p>
      <text:p text:style-name="P78"/>
      <text:p text:style-name="P46"><text:span text:style-name="T25">Exigences fonctionnelles </text:span>:</text:p>
      <text:p text:style-name="P46"/>
      <text:p text:style-name="P36"><text:span text:style-name="T3">1 </text:span>Menu</text:p>
      <text:p text:style-name="P36"/>
      <text:p text:style-name="P73">Lors du lancement du jeu, le joueur arrivera dans un menu principal. <text:s/>A partir de ce menu, Plusieurs actions lui seront proposées .</text:p>
      <text:p text:style-name="P73"/>
      <text:p text:style-name="P54"><text:span text:style-name="T4">1.1 </text:span>Lancement d’une partie</text:p>
      <text:p text:style-name="P38"/>
      <text:p text:style-name="P1">Le joueur à la possibilité de choisir parmi plusieurs mode de jeu :</text:p>
      <text:p text:style-name="P1"/>
      <text:list xml:id="list1293031423792560849" text:style-name="L1">
        <text:list-item>
          <text:p text:style-name="P89">Mode classique</text:p>
        </text:list-item>
        <text:list-item>
          <text:p text:style-name="P89">Mode contre la montre</text:p>
        </text:list-item>
        <text:list-item>
          <text:p text:style-name="P89">Mode par équipe</text:p>
        </text:list-item>
      </text:list>
      <text:p text:style-name="P1"/>
      <text:p text:style-name="P55">1.2 <text:span text:style-name="T7">Gestion</text:span> du profil</text:p>
      <text:p text:style-name="P39"/>
      <text:p text:style-name="P1">Le joueur possède un profil qu’il peut personnaliser. Il a la <text:span text:style-name="T7">possibilité</text:span> de :</text:p>
      <text:p text:style-name="P1"/>
      <text:list xml:id="list7388416985589803675" text:style-name="L2">
        <text:list-item>
          <text:p text:style-name="P90">Modifier son pseudo</text:p>
        </text:list-item>
        <text:list-item>
          <text:p text:style-name="P90">Modifier son icône</text:p>
          <text:p text:style-name="P90"/>
        </text:list-item>
      </text:list>
      <text:p text:style-name="P51"><text:span text:style-name="T5">Son profil contiendra </text:span><text:span text:style-name="T6">également</text:span><text:span text:style-name="T5"> le nombre de parties jouées </text:span><text:span text:style-name="T6">et </text:span><text:span text:style-name="T5">le nombre de victoires dans les différents modes de jeu</text:span><text:span text:style-name="T6">.</text:span></text:p>
      <text:p text:style-name="P3"/>
      <text:p text:style-name="P9">Le joueur pourra également consulter le profil de tous les autres joueurs.</text:p>
      <text:p text:style-name="P49"/>
      <text:p text:style-name="P74">1.3 Consultation du classement</text:p>
      <text:p text:style-name="P40"/>
      <text:p text:style-name="P2">Le joueur peut consulter le classement des différents modes de jeu. Trois classements différents seront donc consultables :</text:p>
      <text:list xml:id="list1139341460071950745" text:style-name="L3">
        <text:list-header>
          <text:p text:style-name="P91"/>
        </text:list-header>
        <text:list-item>
          <text:p text:style-name="P91"><text:soft-page-break/>Le classement du mode classique</text:p>
        </text:list-item>
        <text:list-item>
          <text:p text:style-name="P91">Le classement du mode contre la montre</text:p>
        </text:list-item>
        <text:list-item>
          <text:p text:style-name="P91">Le classement du mode par équipe</text:p>
        </text:list-item>
      </text:list>
      <text:p text:style-name="P42"/>
      <text:p text:style-name="P56">1.<text:span text:style-name="T8">4 Gestion d’une liste d’amis</text:span></text:p>
      <text:p text:style-name="P41"/>
      <text:p text:style-name="P4">Dans le menu, le joueur peut consulter sa liste d’amis. Des amis sont des autres joueurs ayant été ajouté à cette liste. Il a donc la possibilité d’ajouter et de supprimer des amis.</text:p>
      <text:p text:style-name="P4"/>
      <text:p text:style-name="P5">Le joueur peut discuter avec les personnes présentes dans sa liste d’amis au travers d’un chat.</text:p>
      <text:p text:style-name="P41"/>
      <text:p text:style-name="P57">1.5 Support d’un autre joueu<text:span text:style-name="T9">r (Mode spectateur)</text:span></text:p>
      <text:p text:style-name="P43"/>
      <text:p text:style-name="P6">L<text:span text:style-name="T9">e joueur a la possibilité de se connecter à une partie en cours en tant que spectateur et de choisir un joueur qu’il supporte. </text:span></text:p>
      <text:p text:style-name="P47"/>
      <text:p text:style-name="P44">2 In Game</text:p>
      <text:p text:style-name="P45"/>
      <text:p text:style-name="P58">2.1 Gestion des tours</text:p>
      <text:p text:style-name="P50"/>
      <text:p text:style-name="P75">Grâce à une monnaie, le joueur peut acheter différents types de tours et les placer sur la carte. Si le joueur le décide, celui ci peut également revendre des tours déjà placées. </text:p>
      <text:p text:style-name="P75"/>
      <text:p text:style-name="P69">2.2 Abandon d’une partie en cours</text:p>
      <text:p text:style-name="P75"/>
      <text:p text:style-name="P76"><text:span text:style-name="T26">Le</text:span> joueur à la possibilité de quitter une partie en cours. Dans ce cas une défaite lui sera attribuée. </text:p>
      <text:p text:style-name="P50"/>
      <text:p text:style-name="P77">Besoin système:</text:p>
      <text:p text:style-name="P37"/>
      <text:p text:style-name="P37"><text:span text:style-name="T11">1. </text:span>Connexion</text:p>
      <text:p text:style-name="P37"/>
      <text:p text:style-name="P59">1.1 Authentification</text:p>
      <text:p text:style-name="P7"/>
      <text:p text:style-name="P7">Au démarrage du jeu, le joueur <text:span text:style-name="T12">peut s’authentifier via un formulaire qui lui demande son nom d’utilisateur et son mot de passe. Les données entrées sont envoyées au serveur pour que celui ci éffectue des vérifications.</text:span></text:p>
      <text:p text:style-name="P7"/>
      <text:p text:style-name="P8">Si <text:span text:style-name="T29">le client a </text:span><text:s/>introduit des données erronées, <text:span text:style-name="T27">le serveur renvoira </text:span>un message d’erreur <text:span text:style-name="T28">qui </text:span>sera affiché.</text:p>
      <text:p text:style-name="P50"/>
      <text:p text:style-name="P35"><text:span text:style-name="T12">2. G</text:span>estion des comptes</text:p>
      <text:p text:style-name="P35"/>
      <text:p text:style-name="P60">2.1 Création d’un compte</text:p>
      <text:p text:style-name="P60"/>
      <text:p text:style-name="P12">Au démarrage du jeu, le joueur peut créer un nouveau compte. Un formulaire sera affiché qui lui demande un nom d’utilisateur et un mot de passe.</text:p>
      <text:p text:style-name="P12"/>
      <text:p text:style-name="P23">Le client envoie le pseudo désiré et le mot de passe au server. Si le pseudo n’est pas disponible, le serveur renvoie un code d’erreur, que permet au client d’afficher message d’erreur à l’utilisateur.</text:p>
      <text:p text:style-name="P12"/>
      <text:p text:style-name="P13">Si <text:span text:style-name="T13">le pseudo est disponible</text:span>, le <text:span text:style-name="T13">serveur crée le compte et l’indique au client. (Le joueur sera alors automatiquement </text:span>connecté à son nouveau compte?)</text:p>
      <text:p text:style-name="P12"><text:soft-page-break/><text:s/></text:p>
      <text:p text:style-name="P12">TODO: comment gérer les champs vides? <text:s/></text:p>
      <text:p text:style-name="P50"/>
      <text:p text:style-name="P70">2.2 Suppression d’un compte</text:p>
      <text:p text:style-name="P72"/>
      <text:p text:style-name="P10">Sur son profil, le joueur aura la possibilité de supprimer son compte. (Message de confirmation?)</text:p>
      <text:p text:style-name="P33">Une requête de suppression sera alors envoyée au serve<text:span text:style-name="T30">u</text:span>r qui se chargera de supprimer les données de joueur.</text:p>
      <text:p text:style-name="P33"/>
      <text:p text:style-name="P71">2.3 Affichage des profils</text:p>
      <text:p text:style-name="P71"/>
      <text:p text:style-name="P11"><text:span text:style-name="T33">Pour avoir des informations sur un profil, l</text:span>e joueur peut <text:span text:style-name="T32">rechercher un pseudo associé à un compte </text:span>(le sien ou celui d’autres utilisateurs)<text:span text:style-name="T32"> dans une barre de recherche. Une requete est alors envoyée au serveur pour que celui ci renvoi les informations concernant le profil recherché. </text:span>Les information affichées sont:</text:p>
      <text:p text:style-name="P10"/>
      <text:list xml:id="list4253720389442002407" text:style-name="L4">
        <text:list-item>
          <text:p text:style-name="P92">Son nom d’utilisateur/pseudo</text:p>
        </text:list-item>
        <text:list-item>
          <text:p text:style-name="P92">Son icône</text:p>
        </text:list-item>
        <text:list-item>
          <text:p text:style-name="P92">Le nombre de parties jouées</text:p>
        </text:list-item>
        <text:list-item>
          <text:p text:style-name="P92">Le nombre de victoires pour différents modes de jeu</text:p>
        </text:list-item>
      </text:list>
      <text:p text:style-name="P10"/>
      <text:p text:style-name="P34">Si le pseudo ne correspond à aucun compte enregistré, le serveur renvoi un message d'erreur au client.</text:p>
      <text:p text:style-name="P50"/>
      <text:p text:style-name="P70">2.4 Modifier son profil</text:p>
      <text:p text:style-name="P52"/>
      <text:p text:style-name="P10">Le joueur a la possibilité de modifier certaines informations de son profil:</text:p>
      <text:p text:style-name="P10"/>
      <text:list xml:id="list8714095209937404030" text:style-name="L5">
        <text:list-item>
          <text:p text:style-name="P93">Son icône</text:p>
        </text:list-item>
        <text:list-item>
          <text:p text:style-name="P93">Son nom d’utilisateur/pseudo</text:p>
        </text:list-item>
      </text:list>
      <text:p text:style-name="P12"/>
      <text:p text:style-name="P23">Pour vérifier la disponibilité du pseudo, le client envoie le pseudo désiré au serve<text:span text:style-name="T31">u</text:span>r, qui lui indique si le nom est disponible. Si il n’est pas disponible, un message <text:span text:style-name="T17">d’erreur</text:span> est affiché à l’utilisateur.</text:p>
      <text:p text:style-name="P35"/>
      <text:p text:style-name="P35"><text:span text:style-name="T37">3 . C</text:span>réer une partie </text:p>
      <text:p text:style-name="P35"/>
      <text:p text:style-name="P61">2.1 Matchmaking</text:p>
      <text:p text:style-name="P61"/>
      <text:p text:style-name="P14">Lorsqu’un joueur demande de se connecter à un partie, le serveur sera responsable du match-making. </text:p>
      <text:p text:style-name="P14"/>
      <text:list xml:id="list4163874924207615214" text:style-name="L6">
        <text:list-item>
          <text:p text:style-name="P94">Si aucune partie <text:span text:style-name="T34">n'est </text:span>en attente de joueurs, le serveur crée un nouvelle partie et ajoute le joueur à cette partie.</text:p>
        </text:list-item>
        <text:list-item>
          <text:p text:style-name="P96"><text:span text:style-name="T14">S</text:span><text:span text:style-name="T15">' </text:span><text:span text:style-name="T14">il y </text:span><text:span text:style-name="T15">a déjà </text:span><text:span text:style-name="T16">une </text:span><text:span text:style-name="T14">partie en attente de joueurs, le serveur rajoute le joueur à cette partie. Au cas où il y a assez de joueur, la partie est lancée et est retirée de la liste des parties en attentes.</text:span></text:p>
        </text:list-item>
      </text:list>
      <text:p text:style-name="P35"/>
      <text:p text:style-name="P35"/>
      <text:p text:style-name="P35"/>
      <text:p text:style-name="P35"/>
      <text:p text:style-name="P35"/>
      <text:p text:style-name="P35"/>
      <text:p text:style-name="P35"><text:soft-page-break/></text:p>
      <text:p text:style-name="P35"><text:span text:style-name="T37">4 . Gestion d'une partie</text:span> :</text:p>
      <text:p text:style-name="P35"/>
      <text:p text:style-name="P62"><text:span text:style-name="T39">4</text:span>.1 Gestion des pnj :</text:p>
      <text:p text:style-name="P62"/>
      <text:p text:style-name="P19"><text:span text:style-name="T39">4</text:span>1.1 Apparitions des pnj</text:p>
      <text:p text:style-name="P19"/>
      <text:p text:style-name="P16">A chaque début de vague, le serveur fait apparaître les pnj au centre de la carte.</text:p>
      <text:p text:style-name="P20">Les vagues des tous les joueurs sont composés du même nombre de pnj. Tous les joueurs on<text:span text:style-name="T35">t</text:span> donc à faire <text:s/>à des vagues de niveau identique.</text:p>
      <text:p text:style-name="P20"/>
      <text:p text:style-name="P19"><text:span text:style-name="T39">4</text:span>.1.2 Vie des pnj</text:p>
      <text:p text:style-name="P19"/>
      <text:p text:style-name="P19">Les pnj possède<text:span text:style-name="T20">nt </text:span><text:s/>un total de point de vie, celui <text:span text:style-name="T22">é</text:span>t<text:span text:style-name="T20">ant </text:span>initial<text:span text:style-name="T36">e</text:span>ment égal à 5 ( ?). Chaque fois qu' un pnj est touché par une tourelle <text:span text:style-name="T20">celui se voit infligé des dégats réduisant sont nombre de points de vie. Le nombre de dégats qui lui sont infligés dépend du type de la tour l'ayant touché. Une fois qu'un pnj a perdu tous ses points de vie celui disparaît de la carte.</text:span></text:p>
      <text:p text:style-name="P19"/>
      <text:p text:style-name="P17"><text:span text:style-name="T39">4</text:span>.1.3 Capacités des pnj</text:p>
      <text:p text:style-name="P17"/>
      <text:p text:style-name="P18">Un pnj peut tous simplement avanc<text:span text:style-name="T22">er</text:span> sur la carte. Son objectif est de se rendre dans la base du joueur . Un pnj ne possède pas de moyen de faire des dégats.</text:p>
      <text:p text:style-name="P18"/>
      <text:p text:style-name="P63"><text:span text:style-name="T39">4</text:span>.2 Gestion de l'argent</text:p>
      <text:p text:style-name="P63"/>
      <text:p text:style-name="P15"><text:span text:style-name="T39">4</text:span>.2.1 Ga<text:span text:style-name="T22">in</text:span> d<text:span text:style-name="T22">'</text:span>'argent</text:p>
      <text:p text:style-name="P15"/>
      <text:p text:style-name="P15">Chaque joueur possède en début de partie une certaine somme d'argent (cb?). </text:p>
      <text:p text:style-name="P15">Le joueurs gagne de l'argent de 2 manières différentes :</text:p>
      <text:p text:style-name="P15"/>
      <text:list xml:id="list6220095940679612618" text:style-name="L7">
        <text:list-item>
          <text:p text:style-name="P95">Toutes les secondes le joueur gagne +1 d'argent. Entre les différents vagues le joueur ne gange pas d'argent</text:p>
        </text:list-item>
        <text:list-item>
          <text:p text:style-name="P95">En tuant des pnj (cb?)</text:p>
        </text:list-item>
      </text:list>
      <text:p text:style-name="P15"/>
      <text:p text:style-name="P15"><text:span text:style-name="T39">4</text:span>.2.2 Dépenser de l'argent</text:p>
      <text:p text:style-name="P15"/>
      <text:p text:style-name="P15">Le joueur à la capacité de dépenser son argent pour acheter des tours et donc amèliorer son système de défense. Ces achats se font au traver<text:span text:style-name="T22">s</text:span> une boutique.</text:p>
      <text:p text:style-name="P15"/>
      <text:p text:style-name="P15">Une boutique est une fenêtre comportant un listing des diffèrentes tours disponible<text:span text:style-name="T24">s</text:span> à l'achat ainsi que leurs pri<text:span text:style-name="T23">x</text:span>. Le joueur peut donc choisir parmi cette liste ce qu'il souhaite acheter. Lors de l'achat d'un objet un message est envoyé au serveur pour que celui puisse décompter la somme dépensé de l'argent possédé par le joueur. <text:span text:style-name="T21">Si un joueur tente d'acheter un objet sans posséder l'argent nécessaire un message d'erreur lui est renvoyé par le serveur.</text:span></text:p>
      <text:p text:style-name="P15"/>
      <text:p text:style-name="P53"><text:span text:style-name="T48">4</text:span>.3 Gestion du score <text:span text:style-name="T38">dans le mode contre la montre</text:span></text:p>
      <text:p text:style-name="P53"/>
      <text:p text:style-name="P22">Le but du mode de jeu contre la montre est de tuer le plus de pnj dans un temps imparti. Le score d'un joueur correspond donc au nombre de pnj tué.</text:p>
      <text:p text:style-name="P21"/>
      <text:p text:style-name="P64"><text:span text:style-name="T39">4</text:span>.4 Gestion du score dans le mode classique et par équipe</text:p>
      <text:p text:style-name="P64"/>
      <text:p text:style-name="P24"><text:soft-page-break/>Dans ces deux modes de jeu, un joueur ne possède pas de score. (?help?)</text:p>
      <text:p text:style-name="P66"><text:span text:style-name="T39">4</text:span>.5 Choix du vainqueur <text:span text:style-name="T41">de la partie</text:span></text:p>
      <text:p text:style-name="P66"/>
      <text:p text:style-name="P26">Lorsqu'une partie se termine, <text:span text:style-name="T42">le server doit choisir un gagnant. Ce choix dépend du mode de jeu.</text:span></text:p>
      <text:p text:style-name="P26"/>
      <text:p text:style-name="P25"><text:span text:style-name="T39">4</text:span>.5.<text:span text:style-name="T43">1</text:span> Choix du vainqueur dans le mode contre la montre</text:p>
      <text:p text:style-name="P65"/>
      <text:p text:style-name="P27">C'est le joueur <text:span text:style-name="T44">avec le plus grand score qui est désigné comme vainqueur, tous les autres joueurs sont alors désignés comme perdants.</text:span></text:p>
      <text:p text:style-name="P65"/>
      <text:p text:style-name="P28">4.<text:span text:style-name="T45">5 .2</text:span> Choix du vainqueur dans le mode de jeu <text:span text:style-name="T40">classique</text:span></text:p>
      <text:p text:style-name="P28"/>
      <text:p text:style-name="P32">Le dernier joueur encore en vie est désigné comme vainqueur, tous les autres sont alors désignés comme perdant.</text:p>
      <text:p text:style-name="P30"/>
      <text:p text:style-name="P29">4.<text:span text:style-name="T45">5.3</text:span> Choix du vainqueur dans le mode de jeu <text:span text:style-name="T46">par équipe</text:span></text:p>
      <text:p text:style-name="P29"/>
      <text:p text:style-name="P31">Les <text:span text:style-name="T47">joueurs de la dernière équipe encore en vie sont tous désignés comme vainqueur. Les joueurs de toutes les autres équipes sont tous désignés comme perdants</text:span></text:p>
      <text:p text:style-name="P29"/>
      <text:p text:style-name="P29"/>
      <text:p text:style-name="P67"/>
      <text:p text:style-name="P68"/>
      <text:p text:style-name="P65"/>
      <text:p text:style-name="P50"><text:span text:style-name="T19">connexion</text:span>/deco <text:span text:style-name="T18">(bouger des trucs du match-making ici si c’est plus logique)</text:span></text:p>
      <text:p text:style-name="P79">gestion de la difficulté</text:p>
      <text:p text:style-name="P80">gestion des tours</text:p>
      <text:p text:style-name="P81">gestion de la map</text:p>
      <text:p text:style-name="P50">choix du vainqu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12:18:55.617543971</meta:creation-date>
    <dc:date>2016-12-08T19:04:02.454479195</dc:date>
    <meta:editing-duration>P1DT7H34M24S</meta:editing-duration>
    <meta:editing-cycles>155</meta:editing-cycles>
    <meta:generator>LibreOffice/5.0.3.2$Linux_X86_64 LibreOffice_project/00m0$Build-2</meta:generator>
    <meta:document-statistic meta:table-count="1" meta:image-count="0" meta:object-count="0" meta:page-count="5" meta:paragraph-count="121" meta:word-count="1329" meta:character-count="7543" meta:non-whitespace-character-count="6332"/>
  </office:meta>
</office:document-meta>
</file>